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courier new', monospace"/>
    <style:font-face style:name="Consolas1" svg:font-family="Consolas, 'Source Code Pro', Menlo, Monaco, 'Andale Mono', 'Ubuntu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</office:font-face-decls>
  <office:automatic-styles>
    <style:style style:name="P1" style:family="paragraph" style:parent-style-name="Heading_20_1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31.5pt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3" style:family="paragraph" style:parent-style-name="Preformatted_20_Text">
      <loext:graphic-properties draw:fill="solid" draw:fill-color="#e7e9eb" draw:opacity="100%"/>
      <style:paragraph-properties fo:margin-left="0in" fo:margin-right="0in" fo:line-height="150%" fo:text-align="start" style:justify-single-word="false" fo:orphans="2" fo:widows="2" fo:text-indent="0in" style:auto-text-indent="false" fo:background-color="#e7e9eb"/>
    </style:style>
    <style:style style:name="P4" style:family="paragraph" style:parent-style-name="Preformatted_20_Text">
      <loext:graphic-properties draw:fill="solid" draw:fill-color="#e7e9eb" draw:opacity="100%"/>
      <style:paragraph-properties fo:margin-left="0in" fo:margin-right="0in" fo:margin-top="0in" fo:margin-bottom="0.1965in" style:contextual-spacing="false" fo:line-height="150%" fo:text-align="start" style:justify-single-word="false" fo:orphans="2" fo:widows="2" fo:text-indent="0in" style:auto-text-indent="false" fo:background-color="#e7e9eb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8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9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.25in" fo:margin-bottom="0.25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fo:background-color="#ffffcc" loext:padding="0in" loext:border="none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</style:style>
    <style:style style:name="P12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Consolas1" fo:font-size="11.25pt" fo:letter-spacing="normal" fo:font-style="normal" fo:font-weight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font-name="Source Sans Pro" fo:font-size="13.5pt" fo:letter-spacing="normal" fo:font-style="normal" style:text-underline-style="none" fo:font-weight="normal" style:text-blinking="false" fo:background-color="#04aa6d" loext:char-shading-value="0" loext:padding-left="0.198in" loext:padding-right="0in" loext:padding-top="0.0835in" loext:padding-bottom="0.0835in" loext:border-left="0.06pt solid #04aa6d" loext:border-right="none" loext:border-top="0.06pt solid #04aa6d" loext:border-bottom="0.06pt solid #04aa6d"/>
    </style:style>
    <style:style style:name="T4" style:family="text">
      <style:text-properties fo:font-variant="normal" fo:text-transform="none" fo:color="#ffffff" loext:opacity="100%" style:text-line-through-style="none" style:text-line-through-type="none" fo:letter-spacing="normal" style:text-underline-style="none" style:text-blinking="false" fo:background-color="#04aa6d" loext:char-shading-value="0" loext:padding-left="0.198in" loext:padding-right="0in" loext:padding-top="0.0835in" loext:padding-bottom="0.0835in" loext:border-left="0.06pt solid #04aa6d" loext:border-right="none" loext:border-top="0.06pt solid #04aa6d" loext:border-bottom="0.06pt solid #04aa6d"/>
    </style:style>
    <style:style style:name="T5" style:family="text">
      <style:text-properties fo:font-variant="normal" fo:text-transform="none" fo:color="#dc143c" loext:opacity="100%" style:font-name="Consolas" fo:font-size="11.25pt" fo:letter-spacing="normal" fo:font-style="normal" fo:font-weight="normal" fo:background-color="#dedede" loext:char-shading-value="0" loext:padding="0in" loext:border="none"/>
    </style:style>
    <style:style style:name="T6" style:family="text">
      <style:text-properties fo:font-variant="normal" fo:text-transform="none" fo:color="#999999" loext:opacity="100%" style:font-name="Consolas1" fo:font-size="11.25pt" fo:letter-spacing="normal" fo:font-style="normal" fo:font-weight="normal"/>
    </style:style>
    <style:style style:name="T7" style:family="text">
      <style:text-properties fo:font-variant="normal" fo:text-transform="none" fo:color="#990055" loext:opacity="100%" style:font-name="Consolas1" fo:font-size="11.25pt" fo:letter-spacing="normal" fo:font-style="normal" fo:font-weight="normal"/>
    </style:style>
    <style:style style:name="T8" style:family="text">
      <style:text-properties fo:font-variant="normal" fo:text-transform="none" fo:color="#dd4a68" loext:opacity="100%" style:font-name="Consolas1" fo:font-size="11.2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jango Introduction</text:h>
      <text:p text:style-name="P5"><text:a xlink:type="simple" xlink:href="https://www.w3schools.com/django/index.php" text:style-name="Internet_20_link" text:visited-style-name="Visited_20_Internet_20_Link"><text:span text:style-name="T4">❮ </text:span><text:span text:style-name="T3">Previous</text:span></text:a><text:a xlink:type="simple" xlink:href="https://www.w3schools.com/django/django_getstarted.php" text:style-name="Internet_20_link" text:visited-style-name="Visited_20_Internet_20_Link">Next ❯</text:a></text:p>
      <text:p text:style-name="Horizontal_20_Line"/>
      <text:h text:style-name="P2" text:outline-level="2">What is Django?</text:h>
      <text:p text:style-name="P6">Django is a Python framework that makes it easier to create web sites using Python.</text:p>
      <text:p text:style-name="P6">Django takes care of the difficult stuff so that you can concentrate on building your web applications.</text:p>
      <text:p text:style-name="P6">Django emphasizes reusability of components, also referred to as DRY (Don't Repeat Yourself), and comes with ready-to-use features like login system, database connection and CRUD operations (Create Read Update Delete).</text:p>
      <text:p text:style-name="P10">Django is especially helpful for database driven websites.</text:p>
      <text:p text:style-name="Horizontal_20_Line"/>
      <text:h text:style-name="P2" text:outline-level="2">How does Django Work?</text:h>
      <text:p text:style-name="P6">Django follows the MVT design pattern (Model View Template).</text:p>
      <text:list text:style-name="L1">
        <text:list-item>
          <text:p text:style-name="P7">Model - The data you want to present, usually data from a database.</text:p>
        </text:list-item>
        <text:list-item>
          <text:p text:style-name="P7">View - A request handler that returns the relevant template and content - based on the request from the user.</text:p>
        </text:list-item>
        <text:list-item>
          <text:p text:style-name="P8">Template - A text file (like an HTML file) containing the layout of the web page, with logic on how to display the data.</text:p>
        </text:list-item>
      </text:list>
      <text:p text:style-name="Horizontal_20_Line"/>
      <text:h text:style-name="P2" text:outline-level="2">Model</text:h>
      <text:p text:style-name="P6">The model provides data from the database.</text:p>
      <text:p text:style-name="P6">In Django, the data is delivered as an Object Relational Mapping (ORM), which is a technique designed to make it easier to work with databases.</text:p>
      <text:p text:style-name="P6"><text:soft-page-break/>The most common way to extract data from a database is SQL. One problem with SQL is that you have to have a pretty good understanding of the database structure to be able to work with it.</text:p>
      <text:p text:style-name="P6">Django, with ORM, makes it easier to communicate with the database, without having to write complex SQL statements.</text:p>
      <text:p text:style-name="P11"><text:span text:style-name="T1">The models are usually located in a file called </text:span><text:span text:style-name="Source_20_Text"><text:span text:style-name="T5">models.py</text:span></text:span><text:span text:style-name="T1">.</text:span></text:p>
      <text:p text:style-name="Horizontal_20_Line"/>
      <text:h text:style-name="P2" text:outline-level="2">View</text:h>
      <text:p text:style-name="P6">A view is a function or method that takes http requests as arguments, imports the relevant model(s), and finds out what data to send to the template, and returns the final result.</text:p>
      <text:p text:style-name="P11"><text:span text:style-name="T1">The views are usually located in a file called </text:span><text:span text:style-name="Source_20_Text"><text:span text:style-name="T5">views.py</text:span></text:span><text:span text:style-name="T1">.</text:span></text:p>
      <text:p text:style-name="Horizontal_20_Line"/>
      <text:h text:style-name="P2" text:outline-level="2">Template</text:h>
      <text:p text:style-name="P6">A template is a file where you describe how the result should be represented.</text:p>
      <text:p text:style-name="P6">Templates are often .html files, with HTML code describing the layout of a web page, but it can also be in other file formats to present other results, but we will concentrate on .html files.</text:p>
      <text:p text:style-name="P6">Django uses standard HTML to describe the layout, but uses Django tags to add logic:</text:p>
      <text:p text:style-name="P3"><text:span text:style-name="Source_20_Text"><text:span text:style-name="T6">&lt;</text:span></text:span><text:span text:style-name="Source_20_Text"><text:span text:style-name="T7">h1</text:span></text:span><text:span text:style-name="Source_20_Text"><text:span text:style-name="T6">&gt;</text:span></text:span><text:span text:style-name="Source_20_Text"><text:span text:style-name="T2">My Homepage</text:span></text:span><text:span text:style-name="Source_20_Text"><text:span text:style-name="T6">&lt;/</text:span></text:span><text:span text:style-name="Source_20_Text"><text:span text:style-name="T7">h1</text:span></text:span><text:span text:style-name="Source_20_Text"><text:span text:style-name="T6">&gt;</text:span></text:span></text:p>
      <text:p text:style-name="P3"/>
      <text:p text:style-name="P4"><text:span text:style-name="Source_20_Text"><text:span text:style-name="T6">&lt;</text:span></text:span><text:span text:style-name="Source_20_Text"><text:span text:style-name="T7">p</text:span></text:span><text:span text:style-name="Source_20_Text"><text:span text:style-name="T6">&gt;</text:span></text:span><text:span text:style-name="Source_20_Text"><text:span text:style-name="T2">My name is </text:span></text:span><text:span text:style-name="Source_20_Text"><text:span text:style-name="T6">{{</text:span></text:span><text:span text:style-name="Source_20_Text"><text:span text:style-name="T2"> </text:span></text:span><text:span text:style-name="Source_20_Text"><text:span text:style-name="T8">firstname</text:span></text:span><text:span text:style-name="Source_20_Text"><text:span text:style-name="T2"> </text:span></text:span><text:span text:style-name="Source_20_Text"><text:span text:style-name="T6">}}</text:span></text:span><text:span text:style-name="Source_20_Text"><text:span text:style-name="T2">.</text:span></text:span><text:span text:style-name="Source_20_Text"><text:span text:style-name="T6">&lt;/</text:span></text:span><text:span text:style-name="Source_20_Text"><text:span text:style-name="T7">p</text:span></text:span><text:span text:style-name="Source_20_Text"><text:span text:style-name="T6">&gt;</text:span></text:span></text:p>
      <text:p text:style-name="P11"><text:span text:style-name="T1">The templates of an application is located in a folder named </text:span><text:span text:style-name="Source_20_Text"><text:span text:style-name="T5">templates</text:span></text:span><text:span text:style-name="T1">.</text:span></text:p>
      <text:p text:style-name="Horizontal_20_Line"/>
      <text:h text:style-name="P2" text:outline-level="2">URLs</text:h>
      <text:p text:style-name="P6">Django also provides a way to navigate around the different pages in a website.</text:p>
      <text:p text:style-name="P11"><text:span text:style-name="T1">When a user requests a URL, Django decides which </text:span><text:span text:style-name="Emphasis"><text:span text:style-name="T1">view </text:span></text:span><text:span text:style-name="T1">it will send it to.</text:span></text:p>
      <text:p text:style-name="P11"><text:span text:style-name="T1">This is done in a file called </text:span><text:span text:style-name="Source_20_Text"><text:span text:style-name="T5">urls.py</text:span></text:span><text:span text:style-name="T1">.</text:span></text:p>
      <text:p text:style-name="Horizontal_20_Line"/>
      <text:h text:style-name="P2" text:outline-level="2"><text:soft-page-break/>So, What is Going On?</text:h>
      <text:p text:style-name="P6">When you have installed Django and created your first Django web application, and the browser requests the URL, this is basically what happens:</text:p>
      <text:list text:style-name="L2">
        <text:list-item>
          <text:p text:style-name="P12"><text:span text:style-name="T1">Django receives the URL, checks the </text:span><text:span text:style-name="Source_20_Text"><text:span text:style-name="T5">urls.py</text:span></text:span><text:span text:style-name="T1"> file, and calls the view that matches the URL.</text:span></text:p>
        </text:list-item>
        <text:list-item>
          <text:p text:style-name="P12"><text:span text:style-name="T1">The view, located in </text:span><text:span text:style-name="Source_20_Text"><text:span text:style-name="T5">views.py</text:span></text:span><text:span text:style-name="T1">, checks for relevant models.</text:span></text:p>
        </text:list-item>
        <text:list-item>
          <text:p text:style-name="P12"><text:span text:style-name="T1">The models are imported from the </text:span><text:span text:style-name="Source_20_Text"><text:span text:style-name="T5">models.py</text:span></text:span><text:span text:style-name="T1"> file.</text:span></text:p>
        </text:list-item>
        <text:list-item>
          <text:p text:style-name="P12"><text:span text:style-name="T1">The view then sends the data to a specified template in the </text:span><text:span text:style-name="Source_20_Text"><text:span text:style-name="T5">template</text:span></text:span><text:span text:style-name="T1"> folder.</text:span></text:p>
        </text:list-item>
        <text:list-item>
          <text:p text:style-name="P9">The template contains HTML and Django tags, and with the data it returns finished HTML content back to the browser.</text:p>
        </text:list-item>
      </text:list>
      <text:p text:style-name="P6">Django can do a lot more than this, but this is basically what you will learn in this tutorial, and are the basic steps in a simple web application made with Django.</text:p>
      <text:p text:style-name="Horizontal_20_Line"/>
      <text:h text:style-name="P2" text:outline-level="2">Django History</text:h>
      <text:p text:style-name="P6">Django was invented by Lawrence Journal-World in 2003, to meet the short deadlines in the newspaper and at the same time meeting the demands of experienced web developers.</text:p>
      <text:p text:style-name="P6">Initial release to the public was in July 2005.</text:p>
      <text:p text:style-name="P6">Latest version of Django is 4.0.3 (March 2022)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courier new', monospace"/>
    <style:font-face style:name="Consolas1" svg:font-family="Consolas, 'Source Code Pro', Menlo, Monaco, 'Andale Mono', 'Ubuntu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Source Sans Pro" svg:font-family="'Source Sans Pro'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2:21:34.356392918</meta:creation-date>
    <dc:date>2024-06-24T14:09:12.114512887</dc:date>
    <meta:editing-duration>PT1H36M31S</meta:editing-duration>
    <meta:editing-cycles>1</meta:editing-cycles>
    <meta:document-statistic meta:table-count="0" meta:image-count="0" meta:object-count="0" meta:page-count="3" meta:paragraph-count="44" meta:word-count="594" meta:character-count="3365" meta:non-whitespace-character-count="2823"/>
    <meta:generator>LibreOffice/24.2.3.2$Linux_X86_64 LibreOffice_project/420$Build-2</meta:generator>
  </office:meta>
</office:document-meta>
</file>